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17a" officeooo:paragraph-rsid="000e017a"/>
    </style:style>
    <style:style style:name="P2" style:family="paragraph" style:parent-style-name="Standard">
      <style:text-properties officeooo:rsid="000f6267" officeooo:paragraph-rsid="000f6267"/>
    </style:style>
    <style:style style:name="P3" style:family="paragraph" style:parent-style-name="Standard">
      <style:text-properties officeooo:rsid="001045b2" officeooo:paragraph-rsid="001045b2"/>
    </style:style>
    <style:style style:name="P4" style:family="paragraph" style:parent-style-name="Standard">
      <style:text-properties officeooo:rsid="00128ec4" officeooo:paragraph-rsid="00128ec4"/>
    </style:style>
    <style:style style:name="T1" style:family="text">
      <style:text-properties officeooo:rsid="000f6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Bloques 2 y 6.1 con NSE para ver consistencia de la estratificación</text:p>
      <text:p text:style-name="P4">2. cortar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man Old Style" svg:font-family="'Bookman Old Style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Bookman Old Style" fo:font-size="11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ookman Old Style" fo:font-family="'Bookman Old Style'" style:font-family-generic="roman" fo:font-size="13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ookman Old Style" fo:font-family="'Bookman Old Style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man Old Style" fo:font-family="'Bookman Old Style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3:36:26.143000000</meta:creation-date>
    <dc:date>2021-04-28T17:36:22.591000000</dc:date>
    <meta:editing-duration>PT11H57M44S</meta:editing-duration>
    <meta:editing-cycles>3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2" meta:word-count="15" meta:character-count="80" meta:non-whitespace-character-count="66"/>
  </office:meta>
</office:document-meta>
</file>